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fo:font-weight="bold" officeooo:rsid="00054049" officeooo:paragraph-rsid="00054049" style:font-weight-asian="bold" style:font-weight-complex="bold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text-properties officeooo:rsid="00054049" officeooo:paragraph-rsid="00054049"/>
    </style:style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T1" style:family="text">
      <style:text-properties officeooo:rsid="00054049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RENOAGUIRRES_TASK – FF7 Inspired RPG Core Systems</text:p>
      <text:p text:style-name="Text_20_body"/>
      <text:p text:style-name="Text_20_body">The goal of this project was to develop a game prototype that includes core gameplay systems such as character movement, an interaction system, and an inventory system. </text:p>
      <text:p text:style-name="Text_20_body">Due to the short development timeframe and a particularly hectic week at my full-time job, I was unable to implement the load/save system as originally planned. However, <text:span text:style-name="T1">I had a really great time developing this project</text:span>. <text:span text:style-name="T1">My focus was to build </text:span>clean, extensible code that <text:span text:style-name="T1">agrees</text:span> to the SOLID principles, ensuring the project is both scalable and easy to maintain.</text:p>
      <text:p text:style-name="Text_20_body">The prototype showcases several key features:</text:p>
      <text:list text:style-name="L1">
        <text:list-item>
          <text:p text:style-name="P2">A CRT-style post-processing effect that gives the visuals a retro aesthetic.</text:p>
        </text:list-item>
        <text:list-item>
          <text:p text:style-name="P2">A fully responsive inventory UI that adapts to various aspect ratios—feel free to resize the window and test it yourself!</text:p>
        </text:list-item>
        <text:list-item>
          <text:p text:style-name="P2">A Finite State Machine (FSM) pattern applied to the player character, allowing easy expansion for additional player states.</text:p>
        </text:list-item>
        <text:list-item>
          <text:p text:style-name="P3">The interaction system currently supports only picking up items, but was developed in a way that is easily extendable to create other interactions.</text:p>
        </text:list-item>
      </text:list>
      <text:h text:style-name="Heading_20_3" text:outline-level="3">Play Instructions</text:h>
      <text:p text:style-name="Text_20_body"><text:span text:style-name="Strong_20_Emphasis">Character Controls:</text:span></text:p>
      <text:list text:style-name="L2">
        <text:list-item>
          <text:p text:style-name="P4">Walk: <text:span text:style-name="Source_20_Text">WASD</text:span> or Left Analog Stick</text:p>
        </text:list-item>
        <text:list-item>
          <text:p text:style-name="P4">Open/Close Inventory: <text:span text:style-name="Source_20_Text">P</text:span> or Back/Select button</text:p>
        </text:list-item>
        <text:list-item>
          <text:p text:style-name="P4">Interact: Right Mouse Button or <text:span text:style-name="Source_20_Text">B</text:span>/Circle</text:p>
        </text:list-item>
      </text:list>
      <text:p text:style-name="Text_20_body"><text:span text:style-name="Strong_20_Emphasis">Inventory (Mouse/Keyboard only):</text:span></text:p>
      <text:list text:style-name="L3">
        <text:list-item>
          <text:p text:style-name="P5">Select: Left Mouse Button</text:p>
        </text:list-item>
        <text:list-item>
          <text:p text:style-name="P5">Confirm: Right Mouse Button</text:p>
        </text:list-item>
      </text:list>
      <text:p text:style-name="Text_20_body">Unfortunately, <text:span text:style-name="T1">I wasn’t able to code controller</text:span> support for the inventory menu <text:span text:style-name="T1">due to running out of time.</text:span></text:p>
      <text:p text:style-name="Text_20_body">I hope you enjoy playtesting this prototype as much as I enjoyed building it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13T03:14:35.823733200</meta:creation-date>
    <meta:print-date>2025-06-13T03:27:57.065496000</meta:print-date>
    <meta:printed-by>Arquivos PDF</meta:printed-by>
    <dc:date>2025-06-13T03:28:02.612920100</dc:date>
    <meta:editing-duration>PT5S</meta:editing-duration>
    <meta:editing-cycles>1</meta:editing-cycles>
    <meta:document-statistic meta:table-count="0" meta:image-count="0" meta:object-count="0" meta:page-count="1" meta:paragraph-count="18" meta:word-count="246" meta:character-count="1522" meta:non-whitespace-character-count="1301"/>
    <meta:generator>LibreOffice/25.2.3.2$Windows_X86_64 LibreOffice_project/bbb074479178df812d175f709636b368952c2ce3</meta:generator>
  </office:meta>
</office:document-meta>
</file>